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528in"/>
    </style:style>
    <style:style style:name="co4" style:family="table-column">
      <style:table-column-properties fo:break-before="auto" style:column-width="1.4543in"/>
    </style:style>
    <style:style style:name="co5" style:family="table-column">
      <style:table-column-properties fo:break-before="auto" style:column-width="1.7134in"/>
    </style:style>
    <style:style style:name="co6" style:family="table-column">
      <style:table-column-properties fo:break-before="auto" style:column-width="1.2453in"/>
    </style:style>
    <style:style style:name="co7" style:family="table-column">
      <style:table-column-properties fo:break-before="auto" style:column-width="1.3957in"/>
    </style:style>
    <style:style style:name="co8" style:family="table-column">
      <style:table-column-properties fo:break-before="auto" style:column-width="1.1618in"/>
    </style:style>
    <style:style style:name="ro1" style:family="table-row">
      <style:table-row-properties style:row-height="0.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7193in" fo:break-before="auto" style:use-optimal-row-height="false"/>
    </style:style>
    <style:style style:name="ro4" style:family="table-row">
      <style:table-row-properties style:row-height="1.0366in" fo:break-before="auto" style:use-optimal-row-height="false"/>
    </style:style>
    <style:style style:name="ro5" style:family="table-row">
      <style:table-row-properties style:row-height="1.2217in" fo:break-before="auto" style:use-optimal-row-height="false"/>
    </style:style>
    <style:style style:name="ro6" style:family="table-row">
      <style:table-row-properties style:row-height="1.0035in" fo:break-before="auto" style:use-optimal-row-height="false"/>
    </style:style>
    <style:style style:name="ro7" style:family="table-row">
      <style:table-row-properties style:row-height="1.2299in" fo:break-before="auto" style:use-optimal-row-height="false"/>
    </style:style>
    <style:style style:name="ro8" style:family="table-row">
      <style:table-row-properties style:row-height="1.439in" fo:break-before="auto" style:use-optimal-row-height="false"/>
    </style:style>
    <style:style style:name="ro9" style:family="table-row">
      <style:table-row-properties style:row-height="1.2382in" fo:break-before="auto" style:use-optimal-row-height="false"/>
    </style:style>
    <style:style style:name="ro10" style:family="table-row">
      <style:table-row-properties style:row-height="1.5646in" fo:break-before="auto" style:use-optimal-row-height="false"/>
    </style:style>
    <style:style style:name="ro11" style:family="table-row">
      <style:table-row-properties style:row-height="1.9161in" fo:break-before="auto" style:use-optimal-row-height="false"/>
    </style:style>
    <style:style style:name="ro12" style:family="table-row">
      <style:table-row-properties style:row-height="1.9661in" fo:break-before="auto" style:use-optimal-row-height="false"/>
    </style:style>
    <style:style style:name="ro13" style:family="table-row">
      <style:table-row-properties style:row-height="2.15in" fo:break-before="auto" style:use-optimal-row-height="false"/>
    </style:style>
    <style:style style:name="ro14" style:family="table-row">
      <style:table-row-properties style:row-height="1.9575in" fo:break-before="auto" style:use-optimal-row-height="false"/>
    </style:style>
    <style:style style:name="ro15" style:family="table-row">
      <style:table-row-properties style:row-height="1.7063in" fo:break-before="auto" style:use-optimal-row-height="false"/>
    </style:style>
    <style:style style:name="ro16" style:family="table-row">
      <style:table-row-properties style:row-height="2.1417in" fo:break-before="auto" style:use-optimal-row-height="false"/>
    </style:style>
    <style:style style:name="ro17" style:family="table-row">
      <style:table-row-properties style:row-height="1.86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42pt" style:font-size-asian="42pt" style:font-size-complex="42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font-name="Liberation Serif" style:font-name-asian="Liberation Serif" style:font-name-complex="Liberation Serif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row table:style-name="ro1">
          <table:table-cell table:style-name="ce1"/>
          <table:table-cell table:number-columns-repeated="3"/>
          <table:table-cell office:value-type="string" calcext:value-type="string">
            <text:p>Test <text:s/>Entworfen von:</text:p>
          </table:table-cell>
          <table:table-cell office:value-type="string" calcext:value-type="string">
            <text:p>Lejla Salman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Firmenlogo</text:p>
          </table:table-cell>
          <table:table-cell table:number-columns-repeated="2"/>
          <table:table-cell office:value-type="string" calcext:value-type="string">
            <text:p>Test Entwurfsdatum,</text:p>
          </table:table-cell>
          <table:table-cell office:value-type="string" calcext:value-type="string">
            <text:p>23.01,2026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Test ausgeführt von: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estausführungsdatum:</text:p>
          </table:table-cell>
          <table:table-cell office:value-type="string" calcext:value-type="string">
            <text:p>23.01.2026</text:p>
          </table:table-cell>
          <table:table-cell table:number-columns-repeated="5"/>
        </table:table-row>
        <table:table-row table:style-name="ro2">
          <table:table-cell table:number-columns-repeated="11"/>
        </table:table-row>
        <table:table-row table:style-name="ro3">
          <table:table-cell table:style-name="ce2" office:value-type="string" calcext:value-type="string">
            <text:p>Anforderung</text:p>
          </table:table-cell>
          <table:table-cell table:style-name="ce2" office:value-type="string" calcext:value-type="string">
            <text:p>Testfall#</text:p>
          </table:table-cell>
          <table:table-cell table:style-name="ce2" office:value-type="string" calcext:value-type="string">
            <text:p>Testfalltittel</text:p>
          </table:table-cell>
          <table:table-cell table:style-name="ce2" office:value-type="string" calcext:value-type="string">
            <text:p>Vorbedinung</text:p>
          </table:table-cell>
          <table:table-cell table:style-name="ce2" office:value-type="string" calcext:value-type="string">
            <text:p>Testschritte</text:p>
          </table:table-cell>
          <table:table-cell table:style-name="ce2" office:value-type="string" calcext:value-type="string">
            <text:p>Testdaten</text:p>
          </table:table-cell>
          <table:table-cell table:style-name="ce2" office:value-type="string" calcext:value-type="string">
            <text:p>Erwartetes </text:p>
            <text:p>Ergebnis</text:p>
          </table:table-cell>
          <table:table-cell table:style-name="ce2" office:value-type="string" calcext:value-type="string">
            <text:p>Post-condition</text:p>
          </table:table-cell>
          <table:table-cell table:style-name="ce2" office:value-type="string" calcext:value-type="string">
            <text:p>Tatsächliches </text:p>
            <text:p>Ergebnis</text:p>
          </table:table-cell>
          <table:table-cell table:style-name="ce2" office:value-type="string" calcext:value-type="string">
            <text:p>Status</text:p>
            <text:p>(Pass/Fail)</text:p>
          </table:table-cell>
          <table:table-cell table:style-name="ce2" office:value-type="string" calcext:value-type="string">
            <text:p>Notizen/</text:p>
            <text:p>Screenchot-</text:p>
            <text:p>Link</text:p>
          </table:table-cell>
        </table:table-row>
        <table:table-row table:style-name="ro4">
          <table:table-cell office:value-type="string" calcext:value-type="string">
            <text:p>Produktsuche </text:p>
            <text:p>auf Thalia.de</text:p>
          </table:table-cell>
          <table:table-cell office:value-type="string" calcext:value-type="string">
            <text:p>TF001</text:p>
          </table:table-cell>
          <table:table-cell office:value-type="string" calcext:value-type="string">
            <text:p>Suche nach</text:p>
            <text:p>einem gültigen</text:p>
            <text:p>Buchtitel</text:p>
          </table:table-cell>
          <table:table-cell office:value-type="string" calcext:value-type="string">
            <text:p>-Benutzer ist</text:p>
            <text:p>nicht eingeloggt</text:p>
            <text:p>-Benutzer befindet</text:p>
            <text:p>sich auf der Startseite</text:p>
            <text:p>-URL: </text:p>
            <text:p><text:a xlink:href="https://www.thalia.de/" xlink:type="simple">https://www.thalia.de</text:a></text:p>
          </table:table-cell>
          <table:table-cell office:value-type="string" calcext:value-type="string">
            <text:p>1.Suchfeld anklicken</text:p>
            <text:p>2.,,Harry Potter” eingeben</text:p>
            <text:p>3. Enter drücken</text:p>
          </table:table-cell>
          <table:table-cell office:value-type="string" calcext:value-type="string">
            <text:p>Harry Potter</text:p>
          </table:table-cell>
          <table:table-cell office:value-type="string" calcext:value-type="string">
            <text:p>Eine Liste </text:p>
            <text:p>relevanter</text:p>
            <text:p>Bücher wird</text:p>
            <text:p>angezeigt</text:p>
          </table:table-cell>
          <table:table-cell office:value-type="string" calcext:value-type="string">
            <text:p>Suchergebnisse</text:p>
            <text:p>werden </text:p>
            <text:p>korrekt</text:p>
            <text:p>Angezeigt</text:p>
          </table:table-cell>
          <table:table-cell table:number-columns-repeated="2"/>
          <table:table-cell office:value-type="string" calcext:value-type="string">
            <text:p>nicht </text:p>
            <text:p>Erforderlich</text:p>
          </table:table-cell>
        </table:table-row>
        <table:table-row table:style-name="ro5">
          <table:table-cell office:value-type="string" calcext:value-type="string">
            <text:p>Produktsuche </text:p>
            <text:p>auf Thalia.de</text:p>
          </table:table-cell>
          <table:table-cell office:value-type="string" calcext:value-type="string">
            <text:p>TF002</text:p>
          </table:table-cell>
          <table:table-cell office:value-type="string" calcext:value-type="string">
            <text:p>Suche mit</text:p>
            <text:p>leerem </text:p>
            <text:p>Suchfeld</text:p>
          </table:table-cell>
          <table:table-cell office:value-type="string" calcext:value-type="string">
            <text:p>-Benutzer ist</text:p>
            <text:p>nicht eingeloggt</text:p>
            <text:p>-Benutzer befindet</text:p>
            <text:p>sich auf der Startseite</text:p>
            <text:p>-URL: </text:p>
            <text:p><text:a xlink:href="https://www.thalia.de/" xlink:type="simple">https://www.thalia.de</text:a></text:p>
          </table:table-cell>
          <table:table-cell office:value-type="string" calcext:value-type="string">
            <text:p>1.Suchfeld anklicken </text:p>
            <text:p>2. Kein Text eingeben</text:p>
            <text:p>3. Enter drücken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Die Suche wird</text:p>
            <text:p>nicht ausgeführt</text:p>
            <text:p>oder es wird ein</text:p>
            <text:p>Hinweis angezeigt,</text:p>
            <text:p>dass ein Suchbegriff</text:p>
            <text:p>Eingegeben werden</text:p>
            <text:p>muss</text:p>
          </table:table-cell>
          <table:table-cell table:style-name="ce3" office:value-type="string" calcext:value-type="string">
            <text:p>Benutzer bleibt</text:p>
            <text:p>auf der </text:p>
            <text:p>Suchseite ohne</text:p>
            <text:p>Ergebnisse</text:p>
          </table:table-cell>
          <table:table-cell table:number-columns-repeated="2"/>
          <table:table-cell office:value-type="string" calcext:value-type="string">
            <text:p>nicht </text:p>
            <text:p>Erforderlich</text:p>
          </table:table-cell>
        </table:table-row>
        <table:table-row table:style-name="ro6">
          <table:table-cell office:value-type="string" calcext:value-type="string">
            <text:p>Produktsuche </text:p>
            <text:p>auf Thalia.de</text:p>
          </table:table-cell>
          <table:table-cell office:value-type="string" calcext:value-type="string">
            <text:p>TF003</text:p>
          </table:table-cell>
          <table:table-cell office:value-type="string" calcext:value-type="string">
            <text:p>Suche mit</text:p>
            <text:p>Sonderzeichen</text:p>
          </table:table-cell>
          <table:table-cell office:value-type="string" calcext:value-type="string">
            <text:p>-Benutzer ist</text:p>
            <text:p>nicht eingeloggt</text:p>
            <text:p>-Benutzer befindet</text:p>
            <text:p>sich auf der Startseite</text:p>
            <text:p>-URL: </text:p>
            <text:p><text:a xlink:href="https://www.thalia.de/" xlink:type="simple">https://www.thalia.de</text:a></text:p>
          </table:table-cell>
          <table:table-cell office:value-type="string" calcext:value-type="string">
            <text:p>1.Suchfeld anklicken</text:p>
            <text:p>2. Sonderzeichen</text:p>
            <text:p> ,,@@@###” eingeben</text:p>
            <text:p>3. Enter drücken</text:p>
          </table:table-cell>
          <table:table-cell office:value-type="string" calcext:value-type="string">
            <text:p>@@@###</text:p>
          </table:table-cell>
          <table:table-cell office:value-type="string" calcext:value-type="string">
            <text:p>Es werden keine</text:p>
            <text:p>Ergebnisse </text:p>
            <text:p>angezeigt oder eine</text:p>
            <text:p>verständliche</text:p>
            <text:p>Hinweismeldung</text:p>
            <text:p>Erscheint</text:p>
          </table:table-cell>
          <table:table-cell office:value-type="string" calcext:value-type="string">
            <text:p>Die Suchseite</text:p>
            <text:p>bleibt stabil</text:p>
            <text:p>und zeigt </text:p>
            <text:p>keine </text:p>
            <text:p>Fehlfunktion</text:p>
          </table:table-cell>
          <table:table-cell table:number-columns-repeated="2"/>
          <table:table-cell office:value-type="string" calcext:value-type="string">
            <text:p>nicht </text:p>
            <text:p>Erforderlich</text:p>
          </table:table-cell>
        </table:table-row>
        <table:table-row table:style-name="ro7">
          <table:table-cell office:value-type="string" calcext:value-type="string">
            <text:p>Produktsuche </text:p>
            <text:p>auf Thalia.de</text:p>
          </table:table-cell>
          <table:table-cell office:value-type="string" calcext:value-type="string">
            <text:p>TF004</text:p>
          </table:table-cell>
          <table:table-cell office:value-type="string" calcext:value-type="string">
            <text:p>Suche mit</text:p>
            <text:p>numerischem </text:p>
            <text:p>Suchbegriff</text:p>
          </table:table-cell>
          <table:table-cell office:value-type="string" calcext:value-type="string">
            <text:p>-Benutzer ist</text:p>
            <text:p>nicht eingeloggt</text:p>
            <text:p>-Benutzer befindet</text:p>
            <text:p>sich auf der Startseite</text:p>
            <text:p>-URL: </text:p>
            <text:p><text:a xlink:href="https://www.thalia.de/" xlink:type="simple">https://www.thalia.de</text:a></text:p>
          </table:table-cell>
          <table:table-cell office:value-type="string" calcext:value-type="string">
            <text:p>1.Suchfeld anklicken</text:p>
            <text:p>2.,,12345” eingeben</text:p>
            <text:p>3. Enter drücken</text:p>
          </table:table-cell>
          <table:table-cell office:value-type="float" office:value="12345" calcext:value-type="float">
            <text:p>12345</text:p>
          </table:table-cell>
          <table:table-cell office:value-type="string" calcext:value-type="string">
            <text:p>Es werden keine </text:p>
            <text:p>oder passende</text:p>
            <text:p>Ergebnisse</text:p>
            <text:p>angezeigt,ohne</text:p>
            <text:p>Fehlermeldung</text:p>
          </table:table-cell>
          <table:table-cell office:value-type="string" calcext:value-type="string">
            <text:p>Die Suchfunktion</text:p>
            <text:p>reagiert stabil</text:p>
          </table:table-cell>
          <table:table-cell table:number-columns-repeated="2"/>
          <table:table-cell office:value-type="string" calcext:value-type="string">
            <text:p>nicht </text:p>
            <text:p>Erforderlich</text:p>
          </table:table-cell>
        </table:table-row>
        <table:table-row table:style-name="ro5">
          <table:table-cell office:value-type="string" calcext:value-type="string">
            <text:p>Produktsuche </text:p>
            <text:p>auf Thalia.de</text:p>
          </table:table-cell>
          <table:table-cell office:value-type="string" calcext:value-type="string">
            <text:p>TF005</text:p>
          </table:table-cell>
          <table:table-cell office:value-type="string" calcext:value-type="string">
            <text:p>Suche ohne</text:p>
            <text:p>Beachtung von</text:p>
            <text:p>Groß- und </text:p>
            <text:p>Kleinschreibung</text:p>
          </table:table-cell>
          <table:table-cell office:value-type="string" calcext:value-type="string">
            <text:p>-Benutzer ist</text:p>
            <text:p>nicht eingeloggt</text:p>
            <text:p>-Benutzer befindet</text:p>
            <text:p>sich auf der Startseite</text:p>
            <text:p>-URL: </text:p>
            <text:p><text:a xlink:href="https://www.thalia.de/" xlink:type="simple">https://www.thalia.de</text:a></text:p>
          </table:table-cell>
          <table:table-cell office:value-type="string" calcext:value-type="string">
            <text:p>1. Suchfeld anklicken</text:p>
            <text:p>2.,,harry potter” eingeben</text:p>
            <text:p>3.Enter drücken</text:p>
          </table:table-cell>
          <table:table-cell office:value-type="string" calcext:value-type="string">
            <text:p>harry potter</text:p>
          </table:table-cell>
          <table:table-cell office:value-type="string" calcext:value-type="string">
            <text:p>Die Suchergebnisse</text:p>
            <text:p>sind identisch</text:p>
            <text:p>mit der Suche nach</text:p>
            <text:p>,,Harry Potter”</text:p>
          </table:table-cell>
          <table:table-cell office:value-type="string" calcext:value-type="string">
            <text:p>Relevante </text:p>
            <text:p>Suchergebnisse</text:p>
            <text:p>werden korrekt</text:p>
            <text:p>angezeigt</text:p>
            <text:p/>
          </table:table-cell>
          <table:table-cell table:number-columns-repeated="2"/>
          <table:table-cell office:value-type="string" calcext:value-type="string">
            <text:p>nicht </text:p>
            <text:p>Erforderlich</text:p>
          </table:table-cell>
        </table:table-row>
        <table:table-row table:style-name="ro8">
          <table:table-cell office:value-type="string" calcext:value-type="string">
            <text:p>Produktsuche </text:p>
            <text:p>auf Thalia.de</text:p>
          </table:table-cell>
          <table:table-cell office:value-type="string" calcext:value-type="string">
            <text:p>TF006</text:p>
          </table:table-cell>
          <table:table-cell office:value-type="string" calcext:value-type="string">
            <text:p>Suche mit sehr</text:p>
            <text:p>langem</text:p>
            <text:p>Suchbegriff</text:p>
          </table:table-cell>
          <table:table-cell office:value-type="string" calcext:value-type="string">
            <text:p>-Benutzer ist</text:p>
            <text:p>nicht eingeloggt</text:p>
            <text:p>-Benutzer befindet</text:p>
            <text:p>sich auf der Startseite</text:p>
            <text:p>-URL: </text:p>
            <text:p><text:a xlink:href="https://www.thalia.de/" xlink:type="simple">https://www.thalia.de</text:a></text:p>
          </table:table-cell>
          <table:table-cell office:value-type="string" calcext:value-type="string">
            <text:p>1. Suchfeld anklicken</text:p>
            <text:p>2. Sehr langen</text:p>
            <text:p>Suchbegriff eingeben (z.B.</text:p>
            <text:p>100+ Zeichen)</text:p>
            <text:p>3. Enter drücken</text:p>
          </table:table-cell>
          <table:table-cell office:value-type="string" calcext:value-type="string">
            <text:p>Lorem ipsum</text:p>
            <text:p>Dolar sit amet,</text:p>
            <text:p>Consectetur </text:p>
            <text:p>Adipicing elit,</text:p>
            <text:p>Sed do eiusmod</text:p>
            <text:p>Tempor incididund</text:p>
            <text:p>Ut labore et</text:p>
            <text:p>Dolore magna</text:p>
            <text:p>Aliqua…</text:p>
          </table:table-cell>
          <table:table-cell office:value-type="string" calcext:value-type="string">
            <text:p>Die Suchfunktionr</text:p>
            <text:p>reagirt stabil und</text:p>
            <text:p>zeigt entweder  </text:p>
            <text:p>passende Ergebnisse</text:p>
            <text:p>oder eine </text:p>
            <text:p>verständliche</text:p>
            <text:p>Fehlermeldung</text:p>
            <text:p>ohne Absturz</text:p>
          </table:table-cell>
          <table:table-cell office:value-type="string" calcext:value-type="string">
            <text:p>Die Seite bleibt</text:p>
            <text:p>stabil,</text:p>
            <text:p>Suchergebnisse</text:p>
            <text:p>werden korrekt</text:p>
            <text:p>angezeigt</text:p>
            <text:p/>
          </table:table-cell>
          <table:table-cell table:number-columns-repeated="2"/>
          <table:table-cell office:value-type="string" calcext:value-type="string">
            <text:p>nicht </text:p>
            <text:p>Erforderlich</text:p>
          </table:table-cell>
        </table:table-row>
        <table:table-row table:style-name="ro9">
          <table:table-cell office:value-type="string" calcext:value-type="string">
            <text:p>Produktsuche </text:p>
            <text:p>auf Thalia.de</text:p>
          </table:table-cell>
          <table:table-cell office:value-type="string" calcext:value-type="string">
            <text:p>TF007</text:p>
          </table:table-cell>
          <table:table-cell office:value-type="string" calcext:value-type="string">
            <text:p>Suche nach</text:p>
            <text:p>Autor</text:p>
          </table:table-cell>
          <table:table-cell office:value-type="string" calcext:value-type="string">
            <text:p>-Benutzer ist</text:p>
            <text:p>nicht eingeloggt</text:p>
            <text:p>-Benutzer befindet</text:p>
            <text:p>sich auf der Startseite</text:p>
            <text:p>-URL: </text:p>
            <text:p><text:a xlink:href="https://www.thalia.de/" xlink:type="simple">https://www.thalia.de</text:a></text:p>
          </table:table-cell>
          <table:table-cell office:value-type="string" calcext:value-type="string">
            <text:p>1. Suchfeld anklicken</text:p>
            <text:p>2.Autorennamen</text:p>
            <text:p>,,J.K. Rowling” eingeben</text:p>
            <text:p>3. Enter drücken</text:p>
          </table:table-cell>
          <table:table-cell office:value-type="string" calcext:value-type="string">
            <text:p>J.K. Rowling</text:p>
          </table:table-cell>
          <table:table-cell office:value-type="string" calcext:value-type="string">
            <text:p>Alle Bücher von J.K.</text:p>
            <text:p>Rowling werden</text:p>
            <text:p>korrekt angezeigt</text:p>
            <text:p/>
          </table:table-cell>
          <table:table-cell office:value-type="string" calcext:value-type="string">
            <text:p>Suchergebnisse</text:p>
            <text:p>sind volständig</text:p>
            <text:p>und korrekt</text:p>
            <text:p/>
          </table:table-cell>
          <table:table-cell table:number-columns-repeated="2"/>
          <table:table-cell office:value-type="string" calcext:value-type="string">
            <text:p>nicht </text:p>
            <text:p>Erforderlich</text:p>
          </table:table-cell>
        </table:table-row>
        <table:table-row table:style-name="ro10">
          <table:table-cell office:value-type="string" calcext:value-type="string">
            <text:p>Warenkorb-</text:p>
            <text:p>Funktion auf</text:p>
            <text:p>Thalia.de</text:p>
          </table:table-cell>
          <table:table-cell office:value-type="string" calcext:value-type="string">
            <text:p>TF008</text:p>
          </table:table-cell>
          <table:table-cell office:value-type="string" calcext:value-type="string">
            <text:p>Produkt zum</text:p>
            <text:p>Warenkorb</text:p>
            <text:p>hinzufügen</text:p>
            <text:p/>
          </table:table-cell>
          <table:table-cell office:value-type="string" calcext:value-type="string">
            <text:p>-Benutzer ist</text:p>
            <text:p>eingeloggt(oder Gast)</text:p>
            <text:p>-Benutzer befindet</text:p>
            <text:p>sich auf der</text:p>
            <text:p> Produktseite</text:p>
            <text:p>-URL: </text:p>
            <text:p><text:a xlink:href="https://www.thalia.de/" xlink:type="simple">https://www.thalia.de</text:a></text:p>
          </table:table-cell>
          <table:table-cell office:value-type="string" calcext:value-type="string">
            <text:p>1.Produkt auswählen(z.B.</text:p>
            <text:p>,,Harry Poter und der Stein</text:p>
            <text:p>der Weisen”</text:p>
            <text:p>2. Auf..In den Warenkorb”</text:p>
            <text:p>Klicken</text:p>
            <text:p>3. Warenkorb-Symbol</text:p>
            <text:p>anklicken,um den Inhalt</text:p>
            <text:p>zu überprüfen</text:p>
            <text:p/>
          </table:table-cell>
          <table:table-cell office:value-type="string" calcext:value-type="string">
            <text:p>Produkt: Harry </text:p>
            <text:p>Potter und der</text:p>
            <text:p>Stein der Weisen</text:p>
          </table:table-cell>
          <table:table-cell office:value-type="string" calcext:value-type="string">
            <text:p>Das ausgewählte</text:p>
            <text:p>Produkt wird korrekt</text:p>
            <text:p>im Warenkorb</text:p>
            <text:p>Angezeigt</text:p>
            <text:p/>
          </table:table-cell>
          <table:table-cell office:value-type="string" calcext:value-type="string">
            <text:p>Warenkorb zeigt</text:p>
            <text:p>das Produkt </text:p>
            <text:p>korrekt mit Preis</text:p>
            <text:p>und Anzahl an</text:p>
            <text:p/>
            <text:p/>
          </table:table-cell>
          <table:table-cell table:number-columns-repeated="2"/>
          <table:table-cell office:value-type="string" calcext:value-type="string">
            <text:p>nicht </text:p>
            <text:p>Erforderlich</text:p>
          </table:table-cell>
        </table:table-row>
        <table:table-row table:style-name="ro11">
          <table:table-cell office:value-type="string" calcext:value-type="string">
            <text:p>Warenkorb-</text:p>
            <text:p>Funktion auf</text:p>
            <text:p>Thalia.de</text:p>
          </table:table-cell>
          <table:table-cell office:value-type="string" calcext:value-type="string">
            <text:p>TF009</text:p>
          </table:table-cell>
          <table:table-cell office:value-type="string" calcext:value-type="string">
            <text:p>Produkt aus</text:p>
            <text:p>dem</text:p>
            <text:p>Warenkorb</text:p>
            <text:p>entfernen</text:p>
            <text:p/>
          </table:table-cell>
          <table:table-cell office:value-type="string" calcext:value-type="string">
            <text:p>-Benutzer ist</text:p>
            <text:p>eingeloggt(oder Gast)</text:p>
            <text:p>-Ein Produkt befindet</text:p>
            <text:p>sich bereits im</text:p>
            <text:p>Warenkorb</text:p>
            <text:p>-URL: </text:p>
            <text:p><text:a xlink:href="https://www.thalia.de/" xlink:type="simple">https://www.thalia.de</text:a></text:p>
          </table:table-cell>
          <table:table-cell office:value-type="string" calcext:value-type="string">
            <text:p>1.Warenkorb-Symbol</text:p>
            <text:p>anklicken</text:p>
            <text:p>2.Produkt auswählen,</text:p>
            <text:p>das entfernt werden soll</text:p>
            <text:p>3. Auf ,,Entfernen” klicken</text:p>
            <text:p>4. Warenkorb erneut</text:p>
            <text:p>überprüfen</text:p>
            <text:p/>
          </table:table-cell>
          <table:table-cell office:value-type="string" calcext:value-type="string">
            <text:p>Produkt: Harry </text:p>
            <text:p>Potter und der</text:p>
            <text:p>Stein der Weisen</text:p>
          </table:table-cell>
          <table:table-cell office:value-type="string" calcext:value-type="string">
            <text:p>Das ausgewählte </text:p>
            <text:p>Produkt wird </text:p>
            <text:p>erfolgreich aus dem</text:p>
            <text:p>Warenkorb entfernt,</text:p>
            <text:p>Warenkorb</text:p>
            <text:p>aktualisiert sich</text:p>
            <text:p>korrekt</text:p>
            <text:p/>
            <text:p/>
          </table:table-cell>
          <table:table-cell office:value-type="string" calcext:value-type="string">
            <text:p>Warenkorb zeigt</text:p>
            <text:p>das verbleibende</text:p>
            <text:p>Produkt(e)</text:p>
            <text:p>korrekt an oder  </text:p>
            <text:p>ist leer</text:p>
            <text:p/>
          </table:table-cell>
          <table:table-cell table:number-columns-repeated="2"/>
          <table:table-cell office:value-type="string" calcext:value-type="string">
            <text:p>nicht </text:p>
            <text:p>Erforderlich</text:p>
          </table:table-cell>
        </table:table-row>
        <table:table-row table:style-name="ro12">
          <table:table-cell office:value-type="string" calcext:value-type="string">
            <text:p>Warenkorb-</text:p>
            <text:p>Funktion auf</text:p>
            <text:p>Thalia.de</text:p>
          </table:table-cell>
          <table:table-cell office:value-type="string" calcext:value-type="string">
            <text:p>TF010</text:p>
          </table:table-cell>
          <table:table-cell office:value-type="string" calcext:value-type="string">
            <text:p>Produktmenge</text:p>
            <text:p>im Warenkorb</text:p>
            <text:p>Ändern</text:p>
          </table:table-cell>
          <table:table-cell office:value-type="string" calcext:value-type="string">
            <text:p>-Benutzer ist</text:p>
            <text:p>eingeloggt(oder Gast)</text:p>
            <text:p>-Ein Produkt befindet</text:p>
            <text:p>sich bereits im</text:p>
            <text:p>Warenkorb</text:p>
            <text:p>-URL: </text:p>
            <text:p><text:a xlink:href="https://www.thalia.de/" xlink:type="simple">https://www.thalia.de</text:a></text:p>
          </table:table-cell>
          <table:table-cell office:value-type="string" calcext:value-type="string">
            <text:p>1.Warenkorb-Symbol </text:p>
            <text:p>anklicken</text:p>
            <text:p>2.Produkt auswählen,</text:p>
            <text:p>dessen Menge geändert</text:p>
            <text:p>werden soll </text:p>
            <text:p>3.Neue Menge eingeben</text:p>
            <text:p>(z. B. von 1 auf 3)</text:p>
            <text:p>4.Änderungen speichern</text:p>
            <text:p>/Aktualisieren klicken</text:p>
            <text:p>5.Warenkorb erneut </text:p>
            <text:p>überprüfen</text:p>
            <text:p/>
          </table:table-cell>
          <table:table-cell office:value-type="string" calcext:value-type="string">
            <text:p>Produkt: Harry </text:p>
            <text:p>Potter und der</text:p>
            <text:p>Stein der Weisen</text:p>
          </table:table-cell>
          <table:table-cell office:value-type="string" calcext:value-type="string">
            <text:p>Die Menge wird</text:p>
            <text:p>korrekt aktualisiert</text:p>
            <text:p>und  </text:p>
            <text:p>Preis/Produktanzahl</text:p>
            <text:p>werden korrekt </text:p>
            <text:p>angepasst</text:p>
            <text:p/>
          </table:table-cell>
          <table:table-cell office:value-type="string" calcext:value-type="string">
            <text:p>Warenkorb zeigt</text:p>
            <text:p>die aktualisierte </text:p>
            <text:p>Menge korrekt an</text:p>
          </table:table-cell>
          <table:table-cell table:number-columns-repeated="2"/>
          <table:table-cell office:value-type="string" calcext:value-type="string">
            <text:p>nicht </text:p>
            <text:p>Erforderlich</text:p>
          </table:table-cell>
        </table:table-row>
        <table:table-row table:style-name="ro13">
          <table:table-cell office:value-type="string" calcext:value-type="string">
            <text:p>Checkout- </text:p>
            <text:p>Funktion auf</text:p>
            <text:p>Thalia.de</text:p>
          </table:table-cell>
          <table:table-cell office:value-type="string" calcext:value-type="string">
            <text:p>TF011</text:p>
          </table:table-cell>
          <table:table-cell office:value-type="string" calcext:value-type="string">
            <text:p>Checkout </text:p>
            <text:p>starten als Gast</text:p>
            <text:p/>
          </table:table-cell>
          <table:table-cell office:value-type="string" calcext:value-type="string">
            <text:p>-Benutzer ist nicht</text:p>
            <text:p>eingeloggt</text:p>
            <text:p>-Mindestens</text:p>
            <text:p>ein Produkt befindet</text:p>
            <text:p>sich im Warenkorb</text:p>
            <text:p>-URL: </text:p>
            <text:p><text:a xlink:href="https://www.thalia.de/" xlink:type="simple">https://www.thalia.de</text:a></text:p>
          </table:table-cell>
          <table:table-cell office:value-type="string" calcext:value-type="string">
            <text:p>1,Warenkorb-Symbol </text:p>
            <text:p>anklicken</text:p>
            <text:p>2.Auf ,,Zur Kasse” klicken</text:p>
            <text:p>3.Als Gast fortfahren </text:p>
            <text:p>Auswählen</text:p>
            <text:p>4. Versand- und </text:p>
            <text:p>Rechnungsinformation </text:p>
            <text:p>eingeben</text:p>
            <text:p>5.Zahlungsmethode </text:p>
            <text:p>auswählen</text:p>
            <text:p>6. Bestellung prüfen ( ohne</text:p>
            <text:p>abzuschließen)</text:p>
            <text:p/>
          </table:table-cell>
          <table:table-cell office:value-type="string" calcext:value-type="string">
            <text:p>- Produkt: Harry </text:p>
            <text:p>Potter und der</text:p>
            <text:p>Stein der Weisen</text:p>
            <text:p>- Gastinformationen</text:p>
            <text:p>(Name,Adresse,</text:p>
            <text:p>E-Mail)</text:p>
          </table:table-cell>
          <table:table-cell office:value-type="string" calcext:value-type="string">
            <text:p>Der Checkout-Prozess</text:p>
            <text:p>startet korrekt und</text:p>
            <text:p>alle erforderlichen</text:p>
            <text:p>Felder können </text:p>
            <text:p>ausgefüllt werden,</text:p>
            <text:p>ohne </text:p>
            <text:p>Fehlermeldungen</text:p>
            <text:p/>
          </table:table-cell>
          <table:table-cell office:value-type="string" calcext:value-type="string">
            <text:p>Checkout-Seite</text:p>
            <text:p>funktioniert stabil</text:p>
            <text:p>und korrekt,</text:p>
            <text:p>Bestellung wird </text:p>
            <text:p>noch nicht </text:p>
            <text:p>abgeschlossen</text:p>
            <text:p/>
          </table:table-cell>
          <table:table-cell table:number-columns-repeated="2"/>
          <table:table-cell office:value-type="string" calcext:value-type="string">
            <text:p>nicht </text:p>
            <text:p>Erforderlich</text:p>
          </table:table-cell>
        </table:table-row>
        <table:table-row table:style-name="ro13">
          <table:table-cell office:value-type="string" calcext:value-type="string">
            <text:p>Checkout- </text:p>
            <text:p>Funktion auf</text:p>
            <text:p>Thalia.de</text:p>
          </table:table-cell>
          <table:table-cell office:value-type="string" calcext:value-type="string">
            <text:p>TF012</text:p>
          </table:table-cell>
          <table:table-cell office:value-type="string" calcext:value-type="string">
            <text:p>Checkout </text:p>
            <text:p>starten als</text:p>
            <text:p>registrierter </text:p>
            <text:p>Benutzer</text:p>
            <text:p/>
          </table:table-cell>
          <table:table-cell office:value-type="string" calcext:value-type="string">
            <text:p>-Benutzer ist</text:p>
            <text:p>eingeloggt</text:p>
            <text:p>-Mindestens</text:p>
            <text:p>ein Produkt befindet</text:p>
            <text:p>sich im Warenkorb</text:p>
            <text:p>-URL: </text:p>
            <text:p><text:a xlink:href="https://www.thalia.de/" xlink:type="simple">https://www.thalia.de</text:a></text:p>
          </table:table-cell>
          <table:table-cell office:value-type="string" calcext:value-type="string">
            <text:p>1,Warenkorb-Symbol </text:p>
            <text:p>anklicken</text:p>
            <text:p>2.Auf ,,Zur Kasse” klicken</text:p>
            <text:p>3.Eingeloggt bleiben ( </text:p>
            <text:p>Benutzerkonto verwenden)</text:p>
            <text:p>4. Versand- und </text:p>
            <text:p>Rechnungsinformation </text:p>
            <text:p>prüfen</text:p>
            <text:p>5.Zahlungsmethode </text:p>
            <text:p>auswählen</text:p>
            <text:p>6. Bestellung prüfen ( ohne</text:p>
            <text:p>abzuschließen)</text:p>
            <text:p/>
          </table:table-cell>
          <table:table-cell office:value-type="string" calcext:value-type="string">
            <text:p>- Produkt: Harry </text:p>
            <text:p>Potter und der</text:p>
            <text:p>Stein der Weisen</text:p>
            <text:p>- Benutzerkonto-</text:p>
            <text:p>Daten (Name,</text:p>
            <text:p>Adresse,E-Mail)</text:p>
          </table:table-cell>
          <table:table-cell office:value-type="string" calcext:value-type="string">
            <text:p>Checkout-Seite</text:p>
            <text:p>startet korrekt,</text:p>
            <text:p>alle Felder sind </text:p>
            <text:p>vorausgefüllt oder</text:p>
            <text:p>bearbeitbar, keine </text:p>
            <text:p>Fehlermeldungen</text:p>
          </table:table-cell>
          <table:table-cell office:value-type="string" calcext:value-type="string">
            <text:p>Checkout-Seite</text:p>
            <text:p>funktioniert stabil</text:p>
            <text:p>und korrekt,</text:p>
            <text:p>Bestellung wird </text:p>
            <text:p>noch nicht </text:p>
            <text:p>abgeschlossen</text:p>
            <text:p/>
          </table:table-cell>
          <table:table-cell table:number-columns-repeated="2"/>
          <table:table-cell office:value-type="string" calcext:value-type="string">
            <text:p>nicht </text:p>
            <text:p>Erforderlich</text:p>
          </table:table-cell>
        </table:table-row>
        <table:table-row table:style-name="ro14">
          <table:table-cell office:value-type="string" calcext:value-type="string">
            <text:p>Checkout- </text:p>
            <text:p>Funktion auf</text:p>
            <text:p>Thalia.de</text:p>
          </table:table-cell>
          <table:table-cell office:value-type="string" calcext:value-type="string">
            <text:p>TF013</text:p>
          </table:table-cell>
          <table:table-cell office:value-type="string" calcext:value-type="string">
            <text:p>Zahlungsmethode</text:p>
            <text:p>auswählen und</text:p>
            <text:p>prüfen</text:p>
            <text:p/>
          </table:table-cell>
          <table:table-cell office:value-type="string" calcext:value-type="string">
            <text:p>-Benutzer ist</text:p>
            <text:p>eingeloggt oder Gast</text:p>
            <text:p>-Mindestens</text:p>
            <text:p>ein Produkt befindet</text:p>
            <text:p>sich im Warenkorb</text:p>
            <text:p>-Checkout-Prozess</text:p>
            <text:p>wurde gestarten</text:p>
            <text:p>-URL: </text:p>
            <text:p><text:a xlink:href="https://www.thalia.de/" xlink:type="simple">https://www.thalia.de</text:a></text:p>
          </table:table-cell>
          <table:table-cell office:value-type="string" calcext:value-type="string">
            <text:p>1.Checkout-Seite öffnen</text:p>
            <text:p>2.Zahlungsmethode</text:p>
            <text:p>auswählen (z.B.</text:p>
            <text:p>Kreditkarte, PayPal)</text:p>
            <text:p>3.Zahlungsinformationen </text:p>
            <text:p>korrekt eingeben</text:p>
            <text:p>4.Weiter klicken, bis </text:p>
            <text:p>Bestellübersicht </text:p>
            <text:p>angezeigt wird</text:p>
            <text:p>5.Prüfen, ob ausgewählte</text:p>
            <text:p>Zahlungsmethode korrekt</text:p>
            <text:p>angezeigt wird</text:p>
          </table:table-cell>
          <table:table-cell office:value-type="string" calcext:value-type="string">
            <text:p>-Zahlungsmethode:</text:p>
            <text:p>Kreditkarte / PayPal</text:p>
            <text:p>- Beispiel-Daten </text:p>
            <text:p>( Kreditkartennummer,</text:p>
            <text:p>Ablaufdatum,Name) </text:p>
          </table:table-cell>
          <table:table-cell office:value-type="string" calcext:value-type="string">
            <text:p>Die gewählte </text:p>
            <text:p>Zahlngsmethode wird</text:p>
            <text:p>korrekt angezeigt,</text:p>
            <text:p>keine Fehlmeldungen</text:p>
            <text:p>treten auf, </text:p>
            <text:p>Checkout kann</text:p>
            <text:p>fortgesetzt werden</text:p>
          </table:table-cell>
          <table:table-cell office:value-type="string" calcext:value-type="string">
            <text:p>Checkout-Seite </text:p>
            <text:p>zeigt korrekte</text:p>
            <text:p>Zahlungsinformationen</text:p>
            <text:p>und ist stabil</text:p>
          </table:table-cell>
          <table:table-cell table:number-columns-repeated="2"/>
          <table:table-cell office:value-type="string" calcext:value-type="string">
            <text:p>nicht </text:p>
            <text:p>Erforderlich</text:p>
          </table:table-cell>
        </table:table-row>
        <table:table-row table:style-name="ro15">
          <table:table-cell office:value-type="string" calcext:value-type="string">
            <text:p>Checkout- </text:p>
            <text:p>Funktion auf</text:p>
            <text:p>Thalia.de</text:p>
          </table:table-cell>
          <table:table-cell office:value-type="string" calcext:value-type="string">
            <text:p>TF014</text:p>
          </table:table-cell>
          <table:table-cell office:value-type="string" calcext:value-type="string">
            <text:p>Bestellung</text:p>
            <text:p>Abschließen</text:p>
            <text:p>(Simulation)</text:p>
          </table:table-cell>
          <table:table-cell office:value-type="string" calcext:value-type="string">
            <text:p>-Benutzer ist</text:p>
            <text:p>eingeloggt oder Gast</text:p>
            <text:p>-Produkt befinden</text:p>
            <text:p>sich im Warenkorb</text:p>
            <text:p>-Checkout-Prozess</text:p>
            <text:p>wurde gestarten</text:p>
            <text:p>-Zahlungsmethode</text:p>
            <text:p>wurde ausgewählt</text:p>
            <text:p>-URL: </text:p>
            <text:p><text:a xlink:href="https://www.thalia.de/" xlink:type="simple">https://www.thalia.de</text:a></text:p>
          </table:table-cell>
          <table:table-cell office:value-type="string" calcext:value-type="string">
            <text:p>1. Checkout-Seite öffnen</text:p>
            <text:p>2. Versand- und </text:p>
            <text:p>Rechnungsinformationen</text:p>
            <text:p>Prüfen</text:p>
            <text:p>3.Zahlungsmethode prüfen</text:p>
            <text:p>4.Auf ,,Bestellung </text:p>
            <text:p>abschlißen”klicken ( </text:p>
            <text:p>Simulation, kein </text:p>
            <text:p>tatsächlicher Kauf)</text:p>
            <text:p>5.Bestellübersicht prüfen</text:p>
          </table:table-cell>
          <table:table-cell office:value-type="string" calcext:value-type="string">
            <text:p>-Produkt: Harry </text:p>
            <text:p>Potter und der Stein</text:p>
            <text:p> der Weisen</text:p>
            <text:p>-Benutzerkonto/</text:p>
            <text:p>Gastinformationen</text:p>
            <text:p>-Zahlungsmethode:</text:p>
            <text:p>Kreditkarte/PayPal</text:p>
          </table:table-cell>
          <table:table-cell office:value-type="string" calcext:value-type="string">
            <text:p>Die Bestellung kann</text:p>
            <text:p>simuliert abgeschlossen</text:p>
            <text:p>werden, die Seite </text:p>
            <text:p>zeigt eine </text:p>
            <text:p>Bestellübersicht und</text:p>
            <text:p>keine </text:p>
            <text:p>Fehlermeldungen</text:p>
          </table:table-cell>
          <table:table-cell office:value-type="string" calcext:value-type="string">
            <text:p>Bestelbestätigung</text:p>
            <text:p>wird angezeigt,</text:p>
            <text:p>Checkout-Seite</text:p>
            <text:p>bleibt stabil</text:p>
          </table:table-cell>
          <table:table-cell table:number-columns-repeated="2"/>
          <table:table-cell office:value-type="string" calcext:value-type="string">
            <text:p>nicht </text:p>
            <text:p>Erforderlich</text:p>
          </table:table-cell>
        </table:table-row>
        <table:table-row table:style-name="ro16">
          <table:table-cell office:value-type="string" calcext:value-type="string">
            <text:p>Warenkorb- </text:p>
            <text:p>und </text:p>
            <text:p>Bestellfunktion</text:p>
            <text:p>auf Thalia.de</text:p>
            <text:p/>
          </table:table-cell>
          <table:table-cell office:value-type="string" calcext:value-type="string">
            <text:p>TF015</text:p>
          </table:table-cell>
          <table:table-cell office:value-type="string" calcext:value-type="string">
            <text:p>Bestellung </text:p>
            <text:p>stornieren/</text:p>
            <text:p>Warenkorb</text:p>
            <text:p>leeren</text:p>
            <text:p/>
          </table:table-cell>
          <table:table-cell office:value-type="string" calcext:value-type="string">
            <text:p>-Benutzer ist</text:p>
            <text:p>eingeloggt oder Gast</text:p>
            <text:p>-Mindestens ein</text:p>
            <text:p>Produkt befinden</text:p>
            <text:p>sich im Warenkorb</text:p>
            <text:p>-URL: </text:p>
            <text:p><text:a xlink:href="https://www.thalia.de/" xlink:type="simple">https://www.thalia.de</text:a></text:p>
          </table:table-cell>
          <table:table-cell office:value-type="string" calcext:value-type="string">
            <text:p>1.Warenkorb-Symbol</text:p>
            <text:p>anklicken</text:p>
            <text:p>2.Produkt(e) auswählen,</text:p>
            <text:p>die entfernt werden sollen</text:p>
            <text:p>3. Auf ,,Entfernen” oder</text:p>
            <text:p>,,Warenkorb leeren”</text:p>
            <text:p>klicken</text:p>
            <text:p>4.Prüfen, ob Warenkorb</text:p>
            <text:p>leer ist </text:p>
            <text:p>5.Optiona: Checkout-</text:p>
            <text:p>Prozess abbrechen,falls</text:p>
            <text:p>Begonnen</text:p>
            <text:p> </text:p>
          </table:table-cell>
          <table:table-cell office:value-type="string" calcext:value-type="string">
            <text:p>-Produkt: Harry </text:p>
            <text:p>Potter und der Stein</text:p>
            <text:p> der Weisen</text:p>
          </table:table-cell>
          <table:table-cell office:value-type="string" calcext:value-type="string">
            <text:p>Warenkorb ist leer, </text:p>
            <text:p>keine Produkte</text:p>
            <text:p>Verbleiben, Seite</text:p>
            <text:p>bleibt stabil ohne</text:p>
            <text:p>Fehlmeldungen</text:p>
          </table:table-cell>
          <table:table-cell office:value-type="string" calcext:value-type="string">
            <text:p>Warenkorb zeigt 0</text:p>
            <text:p>Produkte an,</text:p>
            <text:p>Benutzer kann </text:p>
            <text:p>erneut </text:p>
            <text:p>einkaufen</text:p>
            <text:p/>
          </table:table-cell>
          <table:table-cell table:number-columns-repeated="2"/>
          <table:table-cell office:value-type="string" calcext:value-type="string">
            <text:p>nicht </text:p>
            <text:p>Erforderlich</text:p>
          </table:table-cell>
        </table:table-row>
        <table:table-row table:style-name="ro17">
          <table:table-cell office:value-type="string" calcext:value-type="string">
            <text:p>Produktsuche</text:p>
            <text:p>auf Thalia.de</text:p>
          </table:table-cell>
          <table:table-cell office:value-type="string" calcext:value-type="string">
            <text:p>TF016</text:p>
          </table:table-cell>
          <table:table-cell office:value-type="string" calcext:value-type="string">
            <text:p>Filter- und</text:p>
            <text:p>Sortierfunktion</text:p>
            <text:p>in Produktsuche</text:p>
            <text:p>testen</text:p>
            <text:p/>
          </table:table-cell>
          <table:table-cell office:value-type="string" calcext:value-type="string">
            <text:p>-Benutzer ist</text:p>
            <text:p>eingeloggt oder Gast</text:p>
            <text:p>-Benutzer  befindet</text:p>
            <text:p>sich auf der </text:p>
            <text:p>Suchergebnisseite</text:p>
            <text:p>-Mehrere Produkte</text:p>
            <text:p>sind verfügbar</text:p>
            <text:p>-URL: </text:p>
            <text:p><text:a xlink:href="https://www.thalia.de/" xlink:type="simple">https://www.thalia.de</text:a></text:p>
          </table:table-cell>
          <table:table-cell office:value-type="string" calcext:value-type="string">
            <text:p>1.Suchfeld anklicken  und</text:p>
            <text:p>,,Harry Potter” eingeben</text:p>
            <text:p>2.Enter drücken</text:p>
            <text:p>3.Filteroption auswählen</text:p>
            <text:p>(z.B.Genre: Fantasy,</text:p>
            <text:p>Preisbereich: 10-30<text:span text:style-name="T1">€</text:span>)</text:p>
            <text:p>4.Sortieroption auswählen</text:p>
            <text:p>(z.B. Preis aufsteigend)</text:p>
            <text:p>5.Prüfen, ob gefilterte und</text:p>
            <text:p>sortierte Ergebnisse </text:p>
            <text:p>korrekt angezeigt werden</text:p>
          </table:table-cell>
          <table:table-cell office:value-type="string" calcext:value-type="string">
            <text:p>Suchbegriff: Harry </text:p>
            <text:p>Potter</text:p>
            <text:p>Filter: Fantasy,</text:p>
            <text:p>Preis 10-30<text:span text:style-name="T1">€</text:span></text:p>
            <text:p><text:span text:style-name="T1">Sortierung: Preis</text:span></text:p>
            <text:p><text:span text:style-name="T1">aufsteigend</text:span></text:p>
            <text:p><text:span text:style-name="T1"/></text:p>
          </table:table-cell>
          <table:table-cell office:value-type="string" calcext:value-type="string">
            <text:p>Die Suchergenbisse</text:p>
            <text:p>entsprechen den</text:p>
            <text:p>ausgewählten </text:p>
            <text:p>Filtern und sind</text:p>
            <text:p>korrekt sortiert</text:p>
          </table:table-cell>
          <table:table-cell office:value-type="string" calcext:value-type="string">
            <text:p>Suchergebnisseite</text:p>
            <text:p>zeigt die gefilterten</text:p>
            <text:p>und sortierten </text:p>
            <text:p>Produkte stabil an</text:p>
            <text:p/>
            <text:p/>
          </table:table-cell>
          <table:table-cell table:number-columns-repeated="2"/>
          <table:table-cell office:value-type="string" calcext:value-type="string">
            <text:p>nicht </text:p>
            <text:p>Erforderlich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5">00/00/0000</text:date>, <text:time style:data-style-name="N2" text:time-value="16:54:01.436184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3T21:39:46.849033700</meta:creation-date>
    <dc:date>2026-01-25T17:44:41.770091400</dc:date>
    <meta:editing-duration>PT21M44S</meta:editing-duration>
    <meta:editing-cycles>3</meta:editing-cycles>
    <meta:generator>LibreOffice/25.8.4.2$Windows_X86_64 LibreOffice_project/290daaa01b999472f0c7a3890eb6a550fd74c6df</meta:generator>
    <meta:document-statistic meta:table-count="2" meta:cell-count="163" meta:object-count="0"/>
  </office:meta>
</office:document-meta>
</file>